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19b29b" officeooo:paragraph-rsid="0019b29b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officeooo:rsid="001f573e" officeooo:paragraph-rsid="001f573e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language="es" fo:country="ES" officeooo:rsid="001f573e" officeooo:paragraph-rsid="001f573e"/>
    </style:style>
    <style:style style:name="P7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ff537" style:font-style-asian="italic" style:font-style-complex="italic"/>
    </style:style>
    <style:style style:name="P8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ff537" style:font-size-asian="10pt" style:font-style-asian="italic" style:font-size-complex="10pt" style:font-style-complex="italic"/>
    </style:style>
    <style:style style:name="T1" style:family="text">
      <style:text-properties officeooo:rsid="000861d4"/>
    </style:style>
    <style:style style:name="T2" style:family="text">
      <style:text-properties officeooo:rsid="001af03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fo:color="#333333" style:font-name="Georgia" fo:letter-spacing="normal" fo:font-style="normal" fo:font-weight="normal"/>
    </style:style>
    <style:style style:name="T6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7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aderno <text:span text:style-name="T1">@seguriactiva de e</text:span>jercicios Menores <text:span text:style-name="T1">en La Red</text:span></text:p>
      <text:p text:style-name="P2"/>
      <text:p text:style-name="P3"><text:span text:style-name="T2">VIDEOCONSOLAS Y</text:span> <text:span text:style-name="T2">JUEGOS – APUNTES DEL PROFESOR</text:span></text:p>
      <text:p text:style-name="P4">Debemos dejar de ver el juego de ordenador, tablet o movil como algo negativo o sin importancia. Existe todo un mundo de ocio, pero también educativo y formativo, en el mundo del videojuego. Como padres y como educadores debemos conocerlo y saber en qué mundo nos movemos.</text:p>
      <text:p text:style-name="P4">Hay ciertos problemas con los juegos que <text:span text:style-name="T3">hay que trabajar con ellos</text:span>: contenidos inadecuados para la edad del niño, excesivo tiempo de juego al día, adicciones, falta de tiempo y concentración, etc.</text:p>
      <text:p text:style-name="P4">Pero existen juegos muy interesantes que ayudan a niños y mayores en muchas aspectos de su vida.</text:p>
      <text:p text:style-name="P4">Debemos tratar con normalidad el tema de los videojuegos.</text:p>
      <text:p text:style-name="P4">Debemos preocuparnos por ayudar a encontrar videojuegos útiles, educativos, creativos, etc. para nuestros menores.</text:p>
      <text:p text:style-name="P4">Debemos enseñarles a valorar un buen juego, y a criticar y despreciar los malos juegos.</text:p>
      <text:p text:style-name="P4">Usar juegos como elemento educativo es algo cada vez más frecuente en centros de toda Europa. Hay que trabajar este asp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ff53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ff537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14:03.469588385</dc:date>
    <dc:creator>Juan Romero</dc:creator>
    <meta:editing-duration>PT3H59M</meta:editing-duration>
    <meta:editing-cycles>24</meta:editing-cycles>
    <meta:generator>LibreOffice/4.2.8.2$Linux_X86_64 LibreOffice_project/420m0$Build-2</meta:generator>
    <meta:document-statistic meta:table-count="0" meta:image-count="1" meta:object-count="0" meta:page-count="1" meta:paragraph-count="12" meta:word-count="187" meta:character-count="1272" meta:non-whitespace-character-count="1092"/>
  </office:meta>
</office:document-meta>
</file>